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1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DatenmodellPerson" style:family="table">
      <style:table-properties style:width="17cm" table:align="margins"/>
    </style:style>
    <style:style style:name="DatenmodellPerson.A" style:family="table-column">
      <style:table-column-properties style:column-width="2.794cm" style:rel-column-width="10770*"/>
    </style:style>
    <style:style style:name="DatenmodellPerson.B" style:family="table-column">
      <style:table-column-properties style:column-width="4.403cm" style:rel-column-width="16971*"/>
    </style:style>
    <style:style style:name="DatenmodellPerson.C" style:family="table-column">
      <style:table-column-properties style:column-width="9.804cm" style:rel-column-width="37794*"/>
    </style:style>
    <style:style style:name="DatenmodellPerson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DatenmodellPerson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DatenmodellPerson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DatenmodellPerson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DatenmodellVertrag" style:family="table">
      <style:table-properties style:width="17cm" table:align="margins"/>
    </style:style>
    <style:style style:name="DatenmodellVertrag.A" style:family="table-column">
      <style:table-column-properties style:column-width="2.794cm" style:rel-column-width="10770*"/>
    </style:style>
    <style:style style:name="DatenmodellVertrag.B" style:family="table-column">
      <style:table-column-properties style:column-width="4.403cm" style:rel-column-width="16971*"/>
    </style:style>
    <style:style style:name="DatenmodellVertrag.C" style:family="table-column">
      <style:table-column-properties style:column-width="9.804cm" style:rel-column-width="37794*"/>
    </style:style>
    <style:style style:name="DatenmodellVertrag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DatenmodellVertrag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DatenmodellVertrag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DatenmodellVertrag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DatenmodellBuchungen" style:family="table">
      <style:table-properties style:width="17cm" table:align="margins"/>
    </style:style>
    <style:style style:name="DatenmodellBuchungen.A" style:family="table-column">
      <style:table-column-properties style:column-width="2.794cm" style:rel-column-width="10770*"/>
    </style:style>
    <style:style style:name="DatenmodellBuchungen.B" style:family="table-column">
      <style:table-column-properties style:column-width="4.403cm" style:rel-column-width="16971*"/>
    </style:style>
    <style:style style:name="DatenmodellBuchungen.C" style:family="table-column">
      <style:table-column-properties style:column-width="9.804cm" style:rel-column-width="37794*"/>
    </style:style>
    <style:style style:name="DatenmodellBuchungen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DatenmodellBuchungen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DatenmodellBuchungen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DatenmodellBuchungen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179cb1" officeooo:paragraph-rsid="00179cb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19369a" officeooo:paragraph-rsid="0019369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179cb1" officeooo:paragraph-rsid="00179cb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19369a" officeooo:paragraph-rsid="0019369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1a71f8" officeooo:paragraph-rsid="001a71f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19369a" officeooo:paragraph-rsid="0019369a" style:font-name-asian="NSimSun1" style:font-size-asian="12pt" style:font-style-asian="normal" style:font-weight-asian="normal" style:font-name-complex="Courier New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style:text-outline="false" style:text-line-through-style="solid" style:text-line-through-type="single" style:font-name="Times New Roman" fo:font-size="12pt" fo:font-style="normal" fo:text-shadow="none" style:text-underline-style="none" fo:font-weight="normal" officeooo:rsid="00179cb1" officeooo:paragraph-rsid="00179cb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ext_20_body" style:list-style-name="L1">
      <style:text-properties officeooo:rsid="0019369a" officeooo:paragraph-rsid="0019369a"/>
    </style:style>
    <style:style style:name="P10" style:family="paragraph" style:parent-style-name="Text_20_body" style:list-style-name="L1">
      <style:text-properties officeooo:rsid="0019369a" officeooo:paragraph-rsid="001bac27"/>
    </style:style>
    <style:style style:name="P11" style:family="paragraph" style:parent-style-name="Text_20_body" style:list-style-name="L2">
      <style:text-properties officeooo:rsid="0019369a" officeooo:paragraph-rsid="001bac27"/>
    </style:style>
    <style:style style:name="P12" style:family="paragraph" style:parent-style-name="Text_20_body" style:list-style-name="L3">
      <style:text-properties officeooo:rsid="0019369a" officeooo:paragraph-rsid="001bac27"/>
    </style:style>
    <style:style style:name="P13" style:family="paragraph" style:parent-style-name="Text_20_body" style:list-style-name="L4"/>
    <style:style style:name="P14" style:family="paragraph" style:parent-style-name="Text_20_body" style:list-style-name="L4">
      <style:text-properties officeooo:rsid="001c2277" officeooo:paragraph-rsid="001c2277"/>
    </style:style>
    <style:style style:name="P15" style:family="paragraph" style:parent-style-name="Text_20_body" style:list-style-name="L5">
      <style:text-properties officeooo:rsid="001c2277" officeooo:paragraph-rsid="001c2277"/>
    </style:style>
    <style:style style:name="P16" style:family="paragraph" style:parent-style-name="Text_20_body" style:list-style-name="L3">
      <style:paragraph-properties style:writing-mode="lr-tb"/>
      <style:text-properties officeooo:rsid="0019369a" officeooo:paragraph-rsid="0019369a"/>
    </style:style>
    <style:style style:name="P17" style:family="paragraph" style:parent-style-name="Text_20_body" style:list-style-name="L3">
      <style:paragraph-properties style:writing-mode="lr-tb"/>
      <style:text-properties officeooo:rsid="001a71f8" officeooo:paragraph-rsid="001a71f8"/>
    </style:style>
    <style:style style:name="P18" style:family="paragraph" style:parent-style-name="Text_20_body" style:list-style-name="L3">
      <style:paragraph-properties style:writing-mode="lr-tb"/>
      <style:text-properties officeooo:rsid="001a71f8" officeooo:paragraph-rsid="001bac27"/>
    </style:style>
    <style:style style:name="P19" style:family="paragraph" style:parent-style-name="Text_20_body" style:list-style-name="L3">
      <style:paragraph-properties style:writing-mode="lr-tb"/>
      <style:text-properties officeooo:paragraph-rsid="001a71f8"/>
    </style:style>
    <style:style style:name="P20" style:family="paragraph" style:parent-style-name="Heading_20_2">
      <style:text-properties officeooo:rsid="001de925" officeooo:paragraph-rsid="001de925"/>
    </style:style>
    <style:style style:name="P21" style:family="paragraph" style:parent-style-name="Heading_20_2">
      <style:text-properties officeooo:rsid="0019369a" officeooo:paragraph-rsid="0019369a"/>
    </style:style>
    <style:style style:name="P22" style:family="paragraph" style:parent-style-name="Heading_20_2">
      <style:text-properties officeooo:rsid="001c2277" officeooo:paragraph-rsid="001c2277"/>
    </style:style>
    <style:style style:name="P23" style:family="paragraph" style:parent-style-name="Heading_20_1">
      <style:text-properties officeooo:rsid="0019369a" officeooo:paragraph-rsid="0019369a"/>
    </style:style>
    <style:style style:name="P2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1fe41b" officeooo:paragraph-rsid="001fe41b" style:font-name-asian="NSimSun1" style:font-size-asian="12pt" style:font-style-asian="normal" style:font-weight-asian="normal" style:font-name-complex="Courier New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1a71f8"/>
    </style:style>
    <style:style style:name="T2" style:family="text">
      <style:text-properties officeooo:rsid="001bac2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Datenmodell</text:h>
      <text:h text:style-name="P20" text:outline-level="2">DKGeber</text:h>
      <table:table table:name="DatenmodellPerson" table:style-name="DatenmodellPerson">
        <table:table-column table:style-name="DatenmodellPerson.A"/>
        <table:table-column table:style-name="DatenmodellPerson.B"/>
        <table:table-column table:style-name="DatenmodellPerson.C"/>
        <table:table-row>
          <table:table-cell table:style-name="DatenmodellPerson.A1" office:value-type="string">
            <text:p text:style-name="P4">Name</text:p>
          </table:table-cell>
          <table:table-cell table:style-name="DatenmodellPerson.A1" office:value-type="string">
            <text:p text:style-name="P4">Typ</text:p>
          </table:table-cell>
          <table:table-cell table:style-name="DatenmodellPerson.C1" office:value-type="string">
            <text:p text:style-name="P4">Kommentar</text:p>
          </table:table-cell>
        </table:table-row>
        <table:table-row>
          <table:table-cell table:style-name="DatenmodellPerson.A2" office:value-type="string">
            <text:p text:style-name="P4">Id</text:p>
          </table:table-cell>
          <table:table-cell table:style-name="DatenmodellPerson.A2" office:value-type="string">
            <text:p text:style-name="P4">Integer</text:p>
          </table:table-cell>
          <table:table-cell table:style-name="DatenmodellPerson.C2" office:value-type="string">
            <text:p text:style-name="P4">Primärschlüssel</text:p>
          </table:table-cell>
        </table:table-row>
        <table:table-row>
          <table:table-cell table:style-name="DatenmodellPerson.A2" office:value-type="string">
            <text:p text:style-name="P4">Vorname</text:p>
          </table:table-cell>
          <table:table-cell table:style-name="DatenmodellPerson.A2" office:value-type="string">
            <text:p text:style-name="P4">Text</text:p>
          </table:table-cell>
          <table:table-cell table:style-name="DatenmodellPerson.C2" office:value-type="string">
            <text:p text:style-name="P4">Nicht leer</text:p>
          </table:table-cell>
        </table:table-row>
        <table:table-row>
          <table:table-cell table:style-name="DatenmodellPerson.A2" office:value-type="string">
            <text:p text:style-name="P4">Nachname</text:p>
          </table:table-cell>
          <table:table-cell table:style-name="DatenmodellPerson.A2" office:value-type="string">
            <text:p text:style-name="P4">Text</text:p>
          </table:table-cell>
          <table:table-cell table:style-name="DatenmodellPerson.C2" office:value-type="string">
            <text:p text:style-name="P4">Nicht leer</text:p>
          </table:table-cell>
        </table:table-row>
        <table:table-row>
          <table:table-cell table:style-name="DatenmodellPerson.A2" office:value-type="string">
            <text:p text:style-name="P4">Straße</text:p>
          </table:table-cell>
          <table:table-cell table:style-name="DatenmodellPerson.A2" office:value-type="string">
            <text:p text:style-name="P4">Text</text:p>
          </table:table-cell>
          <table:table-cell table:style-name="DatenmodellPerson.C2" office:value-type="string">
            <text:p text:style-name="P4">Nicht leer</text:p>
          </table:table-cell>
        </table:table-row>
        <table:table-row>
          <table:table-cell table:style-name="DatenmodellPerson.A2" office:value-type="string">
            <text:p text:style-name="P4">Plz</text:p>
          </table:table-cell>
          <table:table-cell table:style-name="DatenmodellPerson.A2" office:value-type="string">
            <text:p text:style-name="P4">Integer, 5 stellig</text:p>
          </table:table-cell>
          <table:table-cell table:style-name="DatenmodellPerson.C2" office:value-type="string">
            <text:p text:style-name="P4">Bestenfalls: validiert</text:p>
          </table:table-cell>
        </table:table-row>
        <table:table-row>
          <table:table-cell table:style-name="DatenmodellPerson.A2" office:value-type="string">
            <text:p text:style-name="P4">Stadt</text:p>
          </table:table-cell>
          <table:table-cell table:style-name="DatenmodellPerson.A2" office:value-type="string">
            <text:p text:style-name="P4">Text</text:p>
          </table:table-cell>
          <table:table-cell table:style-name="DatenmodellPerson.C2" office:value-type="string">
            <text:p text:style-name="P4">Bestenfalls aus Plz errechnet</text:p>
          </table:table-cell>
        </table:table-row>
        <table:table-row>
          <table:table-cell table:style-name="DatenmodellPerson.A2" office:value-type="string">
            <text:p text:style-name="P4">IBAN</text:p>
          </table:table-cell>
          <table:table-cell table:style-name="DatenmodellPerson.A2" office:value-type="string">
            <text:p text:style-name="P4">Text</text:p>
          </table:table-cell>
          <table:table-cell table:style-name="DatenmodellPerson.C2" office:value-type="string">
            <text:p text:style-name="P4">Bestenfalls validiert</text:p>
          </table:table-cell>
        </table:table-row>
        <table:table-row>
          <table:table-cell table:style-name="DatenmodellPerson.A2" office:value-type="string">
            <text:p text:style-name="P4">BIC</text:p>
          </table:table-cell>
          <table:table-cell table:style-name="DatenmodellPerson.A2" office:value-type="string">
            <text:p text:style-name="P4">Text</text:p>
          </table:table-cell>
          <table:table-cell table:style-name="DatenmodellPerson.C2" office:value-type="string">
            <text:p text:style-name="P4">Bestenfalls aus IBAN errechnet</text:p>
          </table:table-cell>
        </table:table-row>
      </table:table>
      <text:h text:style-name="Heading_20_2" text:outline-level="2">Vertrag</text:h>
      <table:table table:name="DatenmodellVertrag" table:style-name="DatenmodellVertrag">
        <table:table-column table:style-name="DatenmodellVertrag.A"/>
        <table:table-column table:style-name="DatenmodellVertrag.B"/>
        <table:table-column table:style-name="DatenmodellVertrag.C"/>
        <table:table-row>
          <table:table-cell table:style-name="DatenmodellVertrag.A1" office:value-type="string">
            <text:p text:style-name="P4">Id</text:p>
          </table:table-cell>
          <table:table-cell table:style-name="DatenmodellVertrag.A1" office:value-type="string">
            <text:p text:style-name="P4">Integer</text:p>
          </table:table-cell>
          <table:table-cell table:style-name="DatenmodellVertrag.C1" office:value-type="string">
            <text:p text:style-name="P4">Primärschlüssel</text:p>
          </table:table-cell>
        </table:table-row>
        <table:table-row>
          <table:table-cell table:style-name="DatenmodellVertrag.A2" office:value-type="string">
            <text:p text:style-name="P4">Personen-Id</text:p>
          </table:table-cell>
          <table:table-cell table:style-name="DatenmodellVertrag.A2" office:value-type="string">
            <text:p text:style-name="P4">Referenz</text:p>
          </table:table-cell>
          <table:table-cell table:style-name="DatenmodellVertrag.C2" office:value-type="string">
            <text:p text:style-name="P3"/>
          </table:table-cell>
        </table:table-row>
        <table:table-row>
          <table:table-cell table:style-name="DatenmodellVertrag.A2" office:value-type="string">
            <text:p text:style-name="P4">Kennung</text:p>
          </table:table-cell>
          <table:table-cell table:style-name="DatenmodellVertrag.A2" office:value-type="string">
            <text:p text:style-name="P4">Text</text:p>
          </table:table-cell>
          <table:table-cell table:style-name="DatenmodellVertrag.C2" office:value-type="string">
            <text:p text:style-name="P4">Zum internen Gebrauch</text:p>
          </table:table-cell>
        </table:table-row>
        <table:table-row>
          <table:table-cell table:style-name="DatenmodellVertrag.A2" office:value-type="string">
            <text:p text:style-name="P4">Betrag</text:p>
          </table:table-cell>
          <table:table-cell table:style-name="DatenmodellVertrag.A2" office:value-type="string">
            <text:p text:style-name="P4">Real</text:p>
          </table:table-cell>
          <table:table-cell table:style-name="DatenmodellVertrag.C2" office:value-type="string">
            <text:p text:style-name="P4">In Euro, 2 Nachkommastellen</text:p>
          </table:table-cell>
        </table:table-row>
        <table:table-row>
          <table:table-cell table:style-name="DatenmodellVertrag.A2" office:value-type="string">
            <text:p text:style-name="P4">Wert</text:p>
          </table:table-cell>
          <table:table-cell table:style-name="DatenmodellVertrag.A2" office:value-type="string">
            <text:p text:style-name="P4">Real</text:p>
          </table:table-cell>
          <table:table-cell table:style-name="DatenmodellVertrag.C2" office:value-type="string">
            <text:p text:style-name="P4">In Euro, 2 Nachkommastellen</text:p>
            <text:p text:style-name="P4">Errechnet sich aus Betrag und Zinsen, falls tesaurierend</text:p>
          </table:table-cell>
        </table:table-row>
        <table:table-row>
          <table:table-cell table:style-name="DatenmodellVertrag.A2" office:value-type="string">
            <text:p text:style-name="P4">ZSatz</text:p>
          </table:table-cell>
          <table:table-cell table:style-name="DatenmodellVertrag.A2" office:value-type="string">
            <text:p text:style-name="P4">Real</text:p>
          </table:table-cell>
          <table:table-cell table:style-name="DatenmodellVertrag.C2" office:value-type="string">
            <text:p text:style-name="P4">Dezimal, 0,01 entspricht 1%, 4 stellig</text:p>
          </table:table-cell>
        </table:table-row>
        <table:table-row>
          <table:table-cell table:style-name="DatenmodellVertrag.A2" office:value-type="string">
            <text:p text:style-name="P4">Tesaurierend</text:p>
          </table:table-cell>
          <table:table-cell table:style-name="DatenmodellVertrag.A2" office:value-type="string">
            <text:p text:style-name="P4">Bool</text:p>
          </table:table-cell>
          <table:table-cell table:style-name="DatenmodellVertrag.C2" office:value-type="string">
            <text:p text:style-name="P4">Ja → Zinsen werden jährlich zum Wert hinzuaddiert</text:p>
          </table:table-cell>
        </table:table-row>
        <table:table-row>
          <table:table-cell table:style-name="DatenmodellVertrag.A2" office:value-type="string">
            <text:p text:style-name="P4">Datum</text:p>
          </table:table-cell>
          <table:table-cell table:style-name="DatenmodellVertrag.A2" office:value-type="string">
            <text:p text:style-name="P4">Text / Datum</text:p>
          </table:table-cell>
          <table:table-cell table:style-name="DatenmodellVertrag.C2" office:value-type="string">
            <text:p text:style-name="P4">Datum auf dem Vertrag, irrelevant f. Berechnungen</text:p>
          </table:table-cell>
        </table:table-row>
        <table:table-row>
          <table:table-cell table:style-name="DatenmodellVertrag.A2" office:value-type="string">
            <text:p text:style-name="P8">LaufzAnfang</text:p>
          </table:table-cell>
          <table:table-cell table:style-name="DatenmodellVertrag.A2" office:value-type="string">
            <text:p text:style-name="P8">Text / Datum</text:p>
          </table:table-cell>
          <table:table-cell table:style-name="DatenmodellVertrag.C2" office:value-type="string">
            <text:p text:style-name="P8">Datum Geldeingang</text:p>
            <text:p text:style-name="P8">Start der Zinsberechnung im ersten Jahr der Laufzeit</text:p>
            <text:p text:style-name="P6">kann über LetzterZins abgebildet werden</text:p>
          </table:table-cell>
        </table:table-row>
        <table:table-row>
          <table:table-cell table:style-name="DatenmodellVertrag.A2" office:value-type="string">
            <text:p text:style-name="P5">Aktiv</text:p>
          </table:table-cell>
          <table:table-cell table:style-name="DatenmodellVertrag.A2" office:value-type="string">
            <text:p text:style-name="P5">Bool</text:p>
          </table:table-cell>
          <table:table-cell table:style-name="DatenmodellVertrag.C2" office:value-type="string">
            <text:p text:style-name="P5">Nach Vertragsende und vor Geldengang „false“</text:p>
          </table:table-cell>
        </table:table-row>
        <table:table-row>
          <table:table-cell table:style-name="DatenmodellVertrag.A2" office:value-type="string">
            <text:p text:style-name="P4">LaufzEnde</text:p>
          </table:table-cell>
          <table:table-cell table:style-name="DatenmodellVertrag.A2" office:value-type="string">
            <text:p text:style-name="P4">Text / Datum</text:p>
          </table:table-cell>
          <table:table-cell table:style-name="DatenmodellVertrag.C2" office:value-type="string">
            <text:p text:style-name="P4">31.12.3000 für unbegrenzte Verträge, sonst das geplante Vertragsende</text:p>
          </table:table-cell>
        </table:table-row>
        <table:table-row>
          <table:table-cell table:style-name="DatenmodellVertrag.A2" office:value-type="string">
            <text:p text:style-name="P4">LetzteZinsberechnung</text:p>
          </table:table-cell>
          <table:table-cell table:style-name="DatenmodellVertrag.A2" office:value-type="string">
            <text:p text:style-name="P4">Text / Datum</text:p>
          </table:table-cell>
          <table:table-cell table:style-name="DatenmodellVertrag.C2" office:value-type="string">
            <text:p text:style-name="P1">Datum der letzten Zinsenbuchung, meist Jahresende des letzten Jahres. </text:p>
            <text:p text:style-name="P1">Bei Vertragsauflösung → Auflösedatum</text:p>
            <text:p text:style-name="P2">Bei Teilauszahlungen oder Vertragserweiterungen beginnt die nächste Zinsberechnung an diesem Datum</text:p>
          </table:table-cell>
        </table:table-row>
      </table:table>
      <text:h text:style-name="Heading_20_2" text:outline-level="2">Buchungen</text:h>
      <table:table table:name="DatenmodellBuchungen" table:style-name="DatenmodellBuchungen">
        <table:table-column table:style-name="DatenmodellBuchungen.A"/>
        <table:table-column table:style-name="DatenmodellBuchungen.B"/>
        <table:table-column table:style-name="DatenmodellBuchungen.C"/>
        <table:table-row>
          <table:table-cell table:style-name="DatenmodellBuchungen.A1" office:value-type="string">
            <text:p text:style-name="P7">Id</text:p>
          </table:table-cell>
          <table:table-cell table:style-name="DatenmodellBuchungen.A1" office:value-type="string">
            <text:p text:style-name="P7">Integer</text:p>
          </table:table-cell>
          <table:table-cell table:style-name="DatenmodellBuchungen.C1" office:value-type="string">
            <text:p text:style-name="P7">Primärschlüssel</text:p>
          </table:table-cell>
        </table:table-row>
        <table:table-row>
          <table:table-cell table:style-name="DatenmodellBuchungen.A2" office:value-type="string">
            <text:p text:style-name="P7">VertragId</text:p>
          </table:table-cell>
          <table:table-cell table:style-name="DatenmodellBuchungen.A2" office:value-type="string">
            <text:p text:style-name="P7">Referenz</text:p>
          </table:table-cell>
          <table:table-cell table:style-name="DatenmodellBuchungen.C2" office:value-type="string">
            <text:p text:style-name="P24">Nach Vertrag.Id</text:p>
          </table:table-cell>
        </table:table-row>
        <text:soft-page-break/>
        <table:table-row>
          <table:table-cell table:style-name="DatenmodellBuchungen.A2" office:value-type="string">
            <text:p text:style-name="P24">Betrag</text:p>
          </table:table-cell>
          <table:table-cell table:style-name="DatenmodellBuchungen.A2" office:value-type="string">
            <text:p text:style-name="P24">Real</text:p>
          </table:table-cell>
          <table:table-cell table:style-name="DatenmodellBuchungen.C2" office:value-type="string">
            <text:p text:style-name="P24">Geldbetrag, der gebucht wird</text:p>
          </table:table-cell>
        </table:table-row>
        <table:table-row>
          <table:table-cell table:style-name="DatenmodellBuchungen.A2" office:value-type="string">
            <text:p text:style-name="P7">Datum</text:p>
          </table:table-cell>
          <table:table-cell table:style-name="DatenmodellBuchungen.A2" office:value-type="string">
            <text:p text:style-name="P7">Text / Datum</text:p>
          </table:table-cell>
          <table:table-cell table:style-name="DatenmodellBuchungen.C2" office:value-type="string">
            <text:p text:style-name="P7">Buchungsdatum, z.B. 1.1.yyyy für reg. Zinszahlungen</text:p>
          </table:table-cell>
        </table:table-row>
        <table:table-row>
          <table:table-cell table:style-name="DatenmodellBuchungen.A2" office:value-type="string">
            <text:p text:style-name="P7">Buchungsart</text:p>
          </table:table-cell>
          <table:table-cell table:style-name="DatenmodellBuchungen.A2" office:value-type="string">
            <text:p text:style-name="P7">Enum (Integer)</text:p>
          </table:table-cell>
          <table:table-cell table:style-name="DatenmodellBuchungen.C2" office:value-type="string">
            <text:p text:style-name="P7">InitialeEinzahlung</text:p>
            <text:p text:style-name="P7">Einzahlung</text:p>
            <text:p text:style-name="P7">Auszahlung (Teilauszahlung)</text:p>
            <text:p text:style-name="P7">Zinsberechnung</text:p>
            <text:p text:style-name="P7">ZinsTesaurierend (Zinsberechnung + Einzahlung)</text:p>
            <text:p text:style-name="P7">ZinsAuszahlung (Zinsberechnung + Auszahlung)</text:p>
            <text:p text:style-name="P7">Vertragsauflösung (Zinsberechnung + Auszahlung Zins + Auszahlung Wert + Deaktivierung)</text:p>
          </table:table-cell>
        </table:table-row>
        <table:table-row>
          <table:table-cell table:style-name="DatenmodellBuchungen.A2" office:value-type="string">
            <text:p text:style-name="P7">Bemerkung</text:p>
          </table:table-cell>
          <table:table-cell table:style-name="DatenmodellBuchungen.A2" office:value-type="string">
            <text:p text:style-name="P7">Text</text:p>
          </table:table-cell>
          <table:table-cell table:style-name="DatenmodellBuchungen.C2" office:value-type="string">
            <text:p text:style-name="P7">Buchungsart abhängig</text:p>
          </table:table-cell>
        </table:table-row>
      </table:table>
      <text:h text:style-name="P23" text:outline-level="1">Vorgänge</text:h>
      <text:h text:style-name="Heading_20_2" text:outline-level="2">Personendaten</text:h>
      <text:list xml:id="list1589025394" text:style-name="L1">
        <text:list-item>
          <text:p text:style-name="P9">Anlegen einer Person m Wertevalidierung <text:span text:style-name="T2">(prio1)</text:span></text:p>
        </text:list-item>
        <text:list-item>
          <text:p text:style-name="P10">Ändern einer Person m Wertevalidierung <text:span text:style-name="T2">(prio1)</text:span></text:p>
        </text:list-item>
        <text:list-item>
          <text:p text:style-name="P10">Löschen einer Person <text:span text:style-name="T2">(prio2)</text:span></text:p>
        </text:list-item>
      </text:list>
      <text:h text:style-name="Heading_20_2" text:outline-level="2">Vertragsdaten</text:h>
      <text:list xml:id="list3678200694" text:style-name="L2">
        <text:list-item>
          <text:p text:style-name="P11">Vertrag anlegen (nach Vertragsabschluss) <text:span text:style-name="T2">(prio1)</text:span></text:p>
        </text:list-item>
        <text:list-item>
          <text:p text:style-name="P11">Vertrag aktivieren (nach Geldeingang) <text:span text:style-name="T2">(prio1)</text:span></text:p>
        </text:list-item>
        <text:list-item>
          <text:p text:style-name="P11">Vertrag deaktivieren / beenden <text:span text:style-name="T2">(prio2)</text:span></text:p>
        </text:list-item>
      </text:list>
      <text:h text:style-name="P21" text:outline-level="2">Buchungen</text:h>
      <text:list xml:id="list3181939656" text:style-name="L3">
        <text:list-item>
          <text:p text:style-name="P12">Einzahlung – initial: <text:span text:style-name="T1">Betrag einbuchen, LetzterZins auf aktuelles Datum (prio1)</text:span></text:p>
        </text:list-item>
        <text:list-item>
          <text:p text:style-name="P12">Einzahlung in der Vertragslaufzeit <text:span text:style-name="T2">(prio2)</text:span></text:p>
          <text:list>
            <text:list-item>
              <text:p text:style-name="P16">Tesaurierend:<text:tab/>bisherige Zinsen des aktuellen Jahres berechnen und einbuchen, <text:span text:style-name="T1">LetzterZins Datum setzten, Geldeingang dazu rechnen</text:span></text:p>
            </text:list-item>
            <text:list-item>
              <text:p text:style-name="P17">Sonst: bisherige Zinsen des aktuellen Jahres berechnen und ausbuchen, LetzterZins Datum setzten, Geldeingang dazu rechnen </text:p>
            </text:list-item>
          </text:list>
        </text:list-item>
        <text:list-item>
          <text:p text:style-name="P17">JahresendZinsberechnung <text:span text:style-name="T2">(prio2)</text:span></text:p>
          <text:list>
            <text:list-item>
              <text:p text:style-name="P17">Tesaurierend</text:p>
            </text:list-item>
            <text:list-item>
              <text:p text:style-name="P17">nicht tesaurierend</text:p>
            </text:list-item>
          </text:list>
        </text:list-item>
        <text:list-item>
          <text:p text:style-name="P18">Vertragsende <text:span text:style-name="T2">(prio2)</text:span></text:p>
          <text:list>
            <text:list-item>
              <text:p text:style-name="P19"><text:span text:style-name="T1">Zinsberechnung, Auszahlung Wert und Auszahlung Zins</text:span> </text:p>
            </text:list-item>
          </text:list>
        </text:list-item>
      </text:list>
      <text:h text:style-name="Heading_20_1" text:outline-level="1"><text:soft-page-break/>Reports</text:h>
      <text:h text:style-name="P22" text:outline-level="2">Listen und Summen</text:h>
      <text:list xml:id="list1482144191" text:style-name="L4">
        <text:list-item>
          <text:list>
            <text:list-item>
              <text:p text:style-name="P13">Gesamtsumme „Werte“</text:p>
            </text:list-item>
            <text:list-item>
              <text:p text:style-name="P14">Summe „Werte“ nach Vertragsjahr/Monat (wie viel Einnahmen in 2018?)</text:p>
            </text:list-item>
            <text:list-item>
              <text:p text:style-name="P14">Summe der beendeten Vertrags Werte eines Jahres</text:p>
            </text:list-item>
            <text:list-item>
              <text:p text:style-name="P14">Gezahlte Zinsen p.a.</text:p>
            </text:list-item>
          </text:list>
        </text:list-item>
      </text:list>
      <text:h text:style-name="Heading_20_2" text:outline-level="2">Benachrichtigungen</text:h>
      <text:list xml:id="list757311547" text:style-name="L5">
        <text:list-item>
          <text:p text:style-name="P15">Zinsbenachrichtigung p.a. für das Finanzamt</text:p>
        </text:list-item>
        <text:list-item>
          <text:p text:style-name="P15">Infobrief: Betrag &amp; Wert (tesaurierend)</text:p>
        </text:list-item>
        <text:list-item>
          <text:p text:style-name="P15">Infobrief: Betrag &amp; Zins (auszahlend)</text:p>
        </text:list-item>
      </text:list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1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NSimSun1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1T17:45:11.134000000</meta:creation-date>
    <dc:date>2019-09-14T15:32:37.865000000</dc:date>
    <meta:editing-duration>PT6H11M34S</meta:editing-duration>
    <meta:editing-cycles>5</meta:editing-cycles>
    <meta:generator>LibreOffice/6.2.5.2$Windows_x86 LibreOffice_project/1ec314fa52f458adc18c4f025c545a4e8b22c159</meta:generator>
    <meta:document-statistic meta:table-count="3" meta:image-count="0" meta:object-count="0" meta:page-count="3" meta:paragraph-count="124" meta:word-count="378" meta:character-count="2774" meta:non-whitespace-character-count="2538"/>
  </office:meta>
</office:document-meta>
</file>